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man" fo:font-size="14pt" officeooo:rsid="0010d074" officeooo:paragraph-rsid="0010d07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 1.1.2</text:p>
      <text:p text:style-name="P1">|Дано: m1,m2,d, y = 6,67*exp(ln(10)*(-11))</text:p>
      <text:p text:style-name="P1">|Надо: найти F</text:p>
      <text:p text:style-name="P1">нач</text:p>
      <text:p text:style-name="P1">. ввод(m1);</text:p>
      <text:p text:style-name="P1">. ввод(m2);</text:p>
      <text:p text:style-name="P1">. ввод(d);</text:p>
      <text:p text:style-name="P1">. F:= y*(m1*m2)/exp(ln(2/d)*2);</text:p>
      <text:p text:style-name="P1">. ввывод (F);</text:p>
      <text:p text:style-name="P1">кон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24" meta:character-count="147" meta:non-whitespace-character-count="133"/>
  </office:meta>
</office:document-meta>
</file>